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FreeSans1" svg:font-family="FreeSans" style:font-family-generic="swiss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Ubuntu1" fo:font-size="10pt" officeooo:rsid="001ac32c" officeooo:paragraph-rsid="001ac32c" style:font-size-asian="10pt" style:font-size-complex="10pt"/>
    </style:style>
    <style:style style:name="P2" style:family="paragraph" style:parent-style-name="Standard">
      <style:paragraph-properties fo:text-align="justify" style:justify-single-word="false"/>
      <style:text-properties style:font-name="Ubuntu1" fo:font-size="11pt" officeooo:rsid="001c87d4" officeooo:paragraph-rsid="001e41f3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Ubuntu1" fo:font-size="11pt" officeooo:rsid="002053cc" officeooo:paragraph-rsid="002053cc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Ubuntu1" fo:font-size="11pt" officeooo:rsid="0028be2b" officeooo:paragraph-rsid="0028be2b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Ubuntu1" fo:font-size="16pt" fo:font-weight="bold" officeooo:rsid="002fb04d" officeooo:paragraph-rsid="002fb04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Ubuntu" fo:font-size="11pt" fo:font-style="normal" style:text-underline-style="none" fo:font-weight="normal" officeooo:rsid="00318ed5" officeooo:paragraph-rsid="00318ed5" style:text-blinking="false" fo:background-color="transparent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Ubuntu" fo:font-size="11pt" fo:font-style="normal" style:text-underline-style="none" fo:font-weight="normal" officeooo:rsid="00339772" officeooo:paragraph-rsid="00339772" style:text-blinking="false" fo:background-color="transparent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Ubuntu" fo:font-size="11pt" officeooo:rsid="001e41f3" officeooo:paragraph-rsid="00457bd8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Ubuntu" fo:font-size="11pt" officeooo:rsid="001ac32c" officeooo:paragraph-rsid="001ac32c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Ubuntu" fo:font-size="11pt" fo:font-style="normal" style:text-underline-style="none" fo:font-weight="normal" officeooo:rsid="002053cc" officeooo:paragraph-rsid="00457bd8" style:text-blinking="false" fo:background-color="transparent" style:font-size-asian="11pt" style:font-size-complex="11pt"/>
    </style:style>
    <style:style style:name="P11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Ubuntu" fo:font-size="11pt" fo:font-style="normal" style:text-underline-style="none" fo:font-weight="normal" officeooo:rsid="0028be2b" officeooo:paragraph-rsid="0048f78d" style:text-blinking="false" fo:background-color="transparent" style:font-size-asian="11pt" style:font-size-complex="11pt"/>
    </style:style>
    <style:style style:name="T1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fb932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e55e1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053cc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457bd8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45b82a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479948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8be2b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405732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c87d4" style:text-blinking="false" fo:background-color="transparent" loext:char-shading-value="0"/>
    </style:style>
    <style:style style:name="T11" style:family="text">
      <style:text-properties fo:font-variant="normal" fo:text-transform="none" fo:color="#ff3333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2" style:family="text">
      <style:text-properties fo:font-variant="normal" fo:text-transform="none" fo:color="#ff3333" style:text-line-through-style="none" style:text-line-through-type="none" fo:font-style="normal" style:text-underline-style="none" fo:font-weight="normal" officeooo:rsid="003fb932" style:text-blinking="false" fo:background-color="transparent" loext:char-shading-value="0"/>
    </style:style>
    <style:style style:name="T13" style:family="text">
      <style:text-properties fo:font-variant="normal" fo:text-transform="none" fo:color="#ff3333" style:text-line-through-style="none" style:text-line-through-type="none" fo:font-style="normal" style:text-underline-style="none" fo:font-weight="normal" officeooo:rsid="003e55e1" style:text-blinking="false" fo:background-color="transparent" loext:char-shading-value="0"/>
    </style:style>
    <style:style style:name="T14" style:family="text">
      <style:text-properties fo:font-variant="normal" fo:text-transform="none" fo:color="#ff3333" style:text-line-through-style="none" style:text-line-through-type="none" fo:language="en" fo:country="GB" fo:font-style="normal" style:text-underline-style="none" fo:font-weight="normal" officeooo:rsid="003e55e1" style:text-blinking="false" fo:background-color="transparent" loext:char-shading-value="0"/>
    </style:style>
    <style:style style:name="T15" style:family="text">
      <style:text-properties officeooo:rsid="003e55e1"/>
    </style:style>
    <style:style style:name="T16" style:family="text">
      <style:text-properties officeooo:rsid="003fb932"/>
    </style:style>
    <style:style style:name="T17" style:family="text">
      <style:text-properties officeooo:rsid="00405732"/>
    </style:style>
    <style:style style:name="T18" style:family="text">
      <style:text-properties officeooo:rsid="00454165"/>
    </style:style>
    <style:style style:name="T19" style:family="text">
      <style:text-properties officeooo:rsid="00457bd8"/>
    </style:style>
    <style:style style:name="T20" style:family="text">
      <style:text-properties officeooo:rsid="0048f78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ummary</text:p>
      <text:p text:style-name="P1"/>
      <text:p text:style-name="P9"><text:bookmark text:name="docs-internal-guid-a83732f3-8230-2990-1dba-405475bc0e9b"/><text:span text:style-name="T1">All matter we know and see around us is made up of atoms, which consist of negatively charged electrons revolving around a positively charged nucleus. While the electrons are - as far as we currently know - fundamental particles, the nucleus contains protons and neutrons, which are in turn composed of up and down quarks. The theoretical framework that describes all these </text:span><text:span text:style-name="T6">fundamental </text:span><text:span text:style-name="T1">particles and their interactions is called the Standard Model of Particle Physics. </text:span><text:span text:style-name="T10"><text:s/>While it is an extremely successful theory, multiple unresolved questions and observations cannot be explained by the Standard Model. </text:span><text:span text:style-name="T6">Cos</text:span><text:span text:style-name="T10">mological observations, </text:span><text:span text:style-name="T6">for example,</text:span><text:span text:style-name="T10"> indicate that the known matter described by the Standard Model only contributes 15% of all the matter in the universe. The remaining matter is observed through gravitational interactions, but is not visible in observations </text:span><text:span text:style-name="T3">of light </text:span><text:span text:style-name="T10">at any wavelength, implying it is electrically neutral. Only very little is know about this so-called dark matter, and many theoretical models </text:span><text:span text:style-name="T3">exist</text:span><text:span text:style-name="T10"> to explain its origin.</text:span></text:p>
      <text:p text:style-name="P2"/>
      <text:p text:style-name="P8"><text:span text:style-name="T7">Depending on their exact nature, </text:span><text:span text:style-name="T4">dark matter particles </text:span><text:span text:style-name="T7">might</text:span><text:span text:style-name="T6"> </text:span><text:span text:style-name="T7">be produced </text:span><text:span text:style-name="T4">in high-energy collisions at </text:span><text:span text:style-name="T7">particle </text:span><text:span text:style-name="T4">colliders</text:span><text:bookmark text:name="docs-internal-guid-a83732f3-8232-22f8-f834-2c9fda25e2751"/><text:span text:style-name="T4">. </text:span><text:span text:style-name="T2">M</text:span><text:span text:style-name="T8">any models assume that </text:span><text:span text:style-name="T2">the dark matter particles</text:span><text:span text:style-name="T8"> interact weakly </text:span><text:span text:style-name="T2">with ordinary matter, </text:span><text:span text:style-name="T8">through a new force, </text:span><text:span text:style-name="T2">making it </text:span><text:span text:style-name="T8">possible to produce </text:span><text:span text:style-name="T9">them</text:span><text:span text:style-name="T8"> in the collision of two Standard Model particles. </text:span></text:p>
      <text:p text:style-name="P10"/>
      <text:p text:style-name="P8"><text:bookmark text:name="docs-internal-guid-a83732f3-8232-22f8-f834-2c9fda25e275"/><text:span text:style-name="T4">This thesis covers two dark matter searches performed at the Compact Muon Solenoid (CMS) experiment at the </text:span><text:span text:style-name="T5">CERN Large Hadron Collider</text:span><text:span text:style-name="T4">. This particle accelerator is currently the largest in the world, and provides proton-proton collisions with a record centre-of-mass energy of 13</text:span><text:span text:style-name="T6"> </text:span><text:span text:style-name="T4">TeV at a high collision rate. The CMS </text:span><text:span text:style-name="T3">detector</text:span><text:span text:style-name="T4"> is a multi-purpose particle detector, used for various precision measurements of the Standard Model and many searches for new physics.</text:span></text:p>
      <text:p text:style-name="P3"/>
      <text:p text:style-name="P11"><text:span text:style-name="T19">In the first analysis,</text:span> the dark matter particles are expected to leave the <text:span text:style-name="T18">CMS</text:span> detector undetected as they are neutral and weakly interacting. When they are produced in association with other particles, they can however be observed due to an imbalance <text:span text:style-name="T15">of</text:span> energ<text:span text:style-name="T15">ies measured in the detector, called</text:span> missing energy. This technique is used in the first dark matter search described in this thesis, called the monojet analysis, where the missing energy is balanced with one or more<text:span text:style-name="T20"> collimated sprays of particles emerging from the collision, so-called </text:span>jets. <text:span text:style-name="T15">The work in this thesis refined the background prediction and thus increased the sensitivity of the search</text:span>. <text:span text:style-name="T17">N</text:span>o significant excess above the predicted background was observed, setting new, stronger limits on several dark matter models, and excluding a larger part of the available parameter space.</text:p>
      <text:p text:style-name="P4"/>
      <text:p text:style-name="P6"><text:bookmark text:name="docs-internal-guid-a83732f3-8232-d06c-1954-905adfbc0aec"/>As no observation was made in <text:span text:style-name="T19">this</text:span> first analysis, a more unusual model <text:span text:style-name="T19">is</text:span> studied as well. Instead of looking for weakly interacting massive particles, strongly interacting candidates were considered. These dark matter candidates would be produced in pairs through a new <text:span text:style-name="T15">mediating particle, which has a probability to interact with matter that is similar to protons or neutrons</text:span>. <text:span text:style-name="T17">As a result, these particles</text:span> will leave a signal in the detector <text:span text:style-name="T17">that is similar to neutrons, which are electrically neutral as well. The investigated signature is therefore a pair of neutral or so-called tra</text:span>ckless jets, <text:span text:style-name="T17">which </text:span>can efficiently be differentiated from the background <text:span text:style-name="T17">consisting of charged</text:span> jets. The result of this sear<text:span text:style-name="T16">ch is</text:span> compatible with the predicted background, and again a part of parameter space was exclud<text:span text:style-name="T16">ed.</text:span></text:p>
      <text:p text:style-name="P4"/>
      <text:p text:style-name="P7"><text:bookmark text:name="docs-internal-guid-a83732f3-8233-2509-36e9-5dc90b35d13d"/>To conclude, the two searches covered in this thesis are very complementary, as the missing transverse energy signature used in the monojet search can transform into a trackless jets signature when the interaction <text:span text:style-name="T16">probability</text:span> becomes large enough. Although no <text:span text:style-name="T16">sign of new physics</text:span> was observed, these searches <text:span text:style-name="T18">have led to the exclusion of </text:span>more dark matter scenari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FreeSans1" svg:font-family="FreeSans" style:font-family-generic="swiss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6728in" fo:margin-bottom="0.713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8T18:18:44.523763567</meta:creation-date>
    <meta:generator>LibreOffice/5.1.6.2$Linux_X86_64 LibreOffice_project/10m0$Build-2</meta:generator>
    <dc:date>2017-11-10T16:04:49.432331941</dc:date>
    <meta:editing-duration>PT1H25M23S</meta:editing-duration>
    <meta:editing-cycles>16</meta:editing-cycles>
    <meta:document-statistic meta:table-count="0" meta:image-count="0" meta:object-count="0" meta:page-count="1" meta:paragraph-count="7" meta:word-count="598" meta:character-count="3854" meta:non-whitespace-character-count="3261"/>
  </office:meta>
</office:document-meta>
</file>